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aragraph:</text:p>
      <text:p text:style-name="Standard">4405649</text:p>
      <text:p text:style-name="Standard">==========</text:p>
      <text:p text:style-name="Standard">Paragraph:</text:p>
      <text:p text:style-name="Standard">/ 4 / GENERALLY USED ABBREVIATIONS</text:p>
      <text:p text:style-name="Standard">==========</text:p>
      <text:p text:style-name="Standard">Paragraph:</text:p>
      <text:p text:style-name="Standard">a/c = Account/ice</text:p>
      <text:p text:style-name="Standard">==========</text:p>
      <text:p text:style-name="Standard">Paragraph:</text:p>
      <text:p text:style-name="Standard">adj = Adjustment./vertax</text:p>
      <text:p text:style-name="Standard">==========</text:p>
      <text:p text:style-name="Standard">Paragraph:</text:p>
      <text:p text:style-name="Standard">Amt = Amount/cz</text:p>
      <text:p text:style-name="Standard">==========</text:p>
      <text:p text:style-name="Standard">Paragraph:</text:p>
      <text:p text:style-name="Standard">Ar = Arrear/tuvuza</text:p>
      <text:p text:style-name="Standard">==========</text:p>
      <text:p text:style-name="Standard">Paragraph:</text:p>
      <text:p text:style-name="Standard">bal = Balance/its Capn = Capitalisation/@ax=</text:p>
      <text:p text:style-name="Standard">==========</text:p>
      <text:p text:style-name="Standard">Paragraph:</text:p>
      <text:p text:style-name="Standard">Chg/ch = Charge/H</text:p>
      <text:p text:style-name="Standard">==========</text:p>
      <text:p text:style-name="Standard">Paragraph:</text:p>
      <text:p text:style-name="Standard">Chq = Cheque/</text:p>
      <text:p text:style-name="Standard">==========</text:p>
      <text:p text:style-name="Standard">Paragraph:</text:p>
      <text:p text:style-name="Standard">CIF = Customer Information File/989 -9-16</text:p>
      <text:p text:style-name="Standard">==========</text:p>
      <text:p text:style-name="Standard">Paragraph:</text:p>
      <text:p text:style-name="Standard">Clos = Closure/</text:p>
      <text:p text:style-name="Standard">==========</text:p>
      <text:p text:style-name="Standard">Paragraph:</text:p>
      <text:p text:style-name="Standard">Call = Collection/-</text:p>
      <text:p text:style-name="Standard">==========</text:p>
      <text:p text:style-name="Standard">Paragraph:</text:p>
      <text:p text:style-name="Standard">Comm .= Commission/a:ja</text:p>
      <text:p text:style-name="Standard">==========</text:p>
      <text:p text:style-name="Standard">Paragraph:</text:p>
      <text:p text:style-name="Standard">COR/CORR = Correction/ativa</text:p>
      <text:p text:style-name="Standard">==========</text:p>
      <text:p text:style-name="Standard">Paragraph:</text:p>
      <text:p text:style-name="Standard">CR = Credit/am</text:p>
      <text:p text:style-name="Standard">==========</text:p>
      <text:p text:style-name="Standard">Paragraph:</text:p>
      <text:p text:style-name="Standard">Csh . Cash/+st</text:p>
      <text:p text:style-name="Standard">==========</text:p>
      <text:p text:style-name="Standard">Paragraph:</text:p>
      <text:p text:style-name="Standard">dep = Deposit/s-</text:p>
      <text:p text:style-name="Standard">==========</text:p>
      <text:p text:style-name="Standard">Paragraph:</text:p>
      <text:p text:style-name="Standard"><text:soft-page-break/>Dit : Draft/pa</text:p>
      <text:p text:style-name="Standard">==========</text:p>
      <text:p text:style-name="Standard">Paragraph:</text:p>
      <text:p text:style-name="Standard">dishlash = Dishonor/ smags</text:p>
      <text:p text:style-name="Standard">==========</text:p>
      <text:p text:style-name="Standard">Paragraph:</text:p>
      <text:p text:style-name="Standard">DOS . Date of Birth/we son</text:p>
      <text:p text:style-name="Standard">==========</text:p>
      <text:p text:style-name="Standard">Paragraph:</text:p>
      <text:p text:style-name="Standard">eft : Electronic Fund Transfer/ tinha V ww Inop # Inoperative/Pu</text:p>
      <text:p text:style-name="Standard">==========</text:p>
      <text:p text:style-name="Standard">Paragraph:</text:p>
      <text:p text:style-name="Standard">Ins = Insurance"im</text:p>
      <text:p text:style-name="Standard">==========</text:p>
      <text:p text:style-name="Standard">Paragraph:</text:p>
      <text:p text:style-name="Standard">Int / In = interestAux</text:p>
      <text:p text:style-name="Standard">==========</text:p>
      <text:p text:style-name="Standard">Paragraph:</text:p>
      <text:p text:style-name="Standard">lon/loan/s=</text:p>
      <text:p text:style-name="Standard">==========</text:p>
      <text:p text:style-name="Standard">Paragraph:</text:p>
      <text:p text:style-name="Standard">min = Min mumi apex</text:p>
      <text:p text:style-name="Standard">==========</text:p>
      <text:p text:style-name="Standard">Paragraph:</text:p>
      <text:p text:style-name="Standard">os = Outstanding/sambufe</text:p>
      <text:p text:style-name="Standard">==========</text:p>
      <text:p text:style-name="Standard">Paragraph:</text:p>
      <text:p text:style-name="Standard">Wdl = Withdrawal/ inger</text:p>
      <text:p text:style-name="Standard">==========</text:p>
      <text:p text:style-name="Standard">Paragraph:</text:p>
      <text:p text:style-name="Standard">+MOD bal = Total balance (SB+linked MOD a/c)/get ưu tv (run ty + von mon)</text:p>
      <text:p text:style-name="Standard">==========</text:p>
      <text:p text:style-name="Standard">Paragraph:</text:p>
      <text:p text:style-name="Standard">SBI</text:p>
      <text:p text:style-name="Standard">==========</text:p>
      <text:p text:style-name="Standard">Paragraph:</text:p>
      <text:p text:style-name="Standard">भारतीय स्टेट बैंक Branch: PASCHIM SHARIRA</text:p>
      <text:p text:style-name="Standard">==========</text:p>
      <text:p text:style-name="Standard">Paragraph:</text:p>
      <text:p text:style-name="Standard">Code: 12495</text:p>
      <text:p text:style-name="Standard">==========</text:p>
      <text:p text:style-name="Standard">Paragraph:</text:p>
      <text:p text:style-name="Standard">Email:sbi. 12495@sbi.co.in Phone No .: 9519707649 IFSC: SBIN0012495</text:p>
      <text:p text:style-name="Standard">==========</text:p>
      <text:p text:style-name="Standard">Paragraph:</text:p>
      <text:p text:style-name="Standard">Name: Mr. DHARMENDRA SINGH</text:p>
      <text:p text:style-name="Standard">==========</text:p>
      <text:p text:style-name="Standard">Paragraph:</text:p>
      <text:p text:style-name="Standard">8/0/H/o</text:p>
      <text:p text:style-name="Standard">==========</text:p>
      <text:p text:style-name="Standard">Paragraph:</text:p>
      <text:p text:style-name="Standard">: MOTI LAL SINGH</text:p>
      <text:p text:style-name="Standard"><text:soft-page-break/>==========</text:p>
      <text:p text:style-name="Standard">Paragraph:</text:p>
      <text:p text:style-name="Standard">CIF Number :</text:p>
      <text:p text:style-name="Standard">==========</text:p>
      <text:p text:style-name="Standard">Paragraph:</text:p>
      <text:p text:style-name="Standard">85780600959</text:p>
      <text:p text:style-name="Standard">==========</text:p>
      <text:p text:style-name="Standard">Paragraph:</text:p>
      <text:p text:style-name="Standard">Account No. :</text:p>
      <text:p text:style-name="Standard">==========</text:p>
      <text:p text:style-name="Standard">Paragraph:</text:p>
      <text:p text:style-name="Standard">31156908333</text:p>
      <text:p text:style-name="Standard">==========</text:p>
      <text:p text:style-name="Standard">Paragraph:</text:p>
      <text:p text:style-name="Standard">Address</text:p>
      <text:p text:style-name="Standard">==========</text:p>
      <text:p text:style-name="Standard">Paragraph:</text:p>
      <text:p text:style-name="Standard">A/c Type :REGULAR SB CHO-INDIVIDUALS 3/0- MOTI LAL DAMARAT PASCHIM SHARTRA MANCHANPUR KAUSHAMBI</text:p>
      <text:p text:style-name="Standard">==========</text:p>
      <text:p text:style-name="Standard">Paragraph:</text:p>
      <text:p text:style-name="Standard">Phone No. : Email : D.O.8. (If Minor):</text:p>
      <text:p text:style-name="Standard">==========</text:p>
      <text:p text:style-name="Standard">Paragraph:</text:p>
      <text:p text:style-name="Standard">Buss. Hrs:10:00:00-16:00:00 MICR: 211002502</text:p>
      <text:p text:style-name="Standard">==========</text:p>
      <text:p text:style-name="Standard">Paragraph:</text:p>
      <text:p text:style-name="Standard">MOP: SINGLE</text:p>
      <text:p text:style-name="Standard">==========</text:p>
      <text:p text:style-name="Standard">Paragraph:</text:p>
      <text:p text:style-name="Standard">A/c Opening Dt: 04/05/2010 Nom Reg No: Customer's PAN: Date of Issue: 06/02/2020 CONTINUATION</text:p>
      <text:p text:style-name="Standard">==========</text:p>
      <text:p text:style-name="Standard">Paragraph:</text:p>
      <text:p text:style-name="Standard">9/85 .Pasen</text:p>
      <text:p text:style-name="Standard">==========</text:p>
      <text:p text:style-name="Standard">Paragraph:</text:p>
      <text:p text:style-name="Standard">11249</text:p>
      <text:p text:style-name="Standard">==========</text:p>
      <text:p text:style-name="Standard">Paragraph:</text:p>
      <text:p text:style-name="Standard">शाखा प्रबंधक BRANCH MANAGER</text:p>
      <text:p text:style-name="Standard">==========</text:p>
      <text:p text:style-name="Standard">Paragraph:</text:p>
      <text:p text:style-name="Standard">SI/So/SORD = Standing Instruction/art arpa</text:p>
      <text:p text:style-name="Standard">==========</text:p>
      <text:p text:style-name="Standard">Paragraph:</text:p>
      <text:p text:style-name="Standard">S/D/W/H/o= Son/Daughter/Wife/Husband of/ que/ /www/wf</text:p>
      <text:p text:style-name="Standard">==========</text:p>
      <text:p text:style-name="Standard">Paragraph:</text:p>
      <text:p text:style-name="Standard">tr/trf/xfer = Transfer/samt</text:p>
      <text:p text:style-name="Standard">==========</text:p>
      <text:p text:style-name="Standard">Paragraph:</text:p>
      <text:p text:style-name="Standard"><text:soft-page-break/>txn = Transaction/लेनदेन</text:p>
      <text:p text:style-name="Standard">==========</text:p>
      <text:p text:style-name="Standard">Paragraph:</text:p>
      <text:p text:style-name="Standard">P&amp;T = Postal Charges/OU HAR</text:p>
      <text:p text:style-name="Standard">==========</text:p>
      <text:p text:style-name="Standard">Paragraph:</text:p>
      <text:p text:style-name="Standard">Pos = Point of Sale/che sthuận</text:p>
      <text:p text:style-name="Standard">==========</text:p>
      <text:p text:style-name="Standard">Paragraph:</text:p>
      <text:p text:style-name="Standard">Pr = Principal/Hawa proc = Processing Charge/wfan ware rd = Recurring Deposit/smedf == ret/rtn = Return/amet Rnd = Round off/tuffoa sb = Savings Bank/4en Um SC = Short Credit/até ifte</text:p>
      <text:p text:style-name="Standard">==========</text:p>
      <text:p text:style-name="Standard">Paragraph:</text:p>
      <text:p text:style-name="Standard">STATE RANK OF INDIA PASCHIM SHARIRA</text:p>
      <text:p text:style-name="Standard">==========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5T16:25:06.438366200</meta:creation-date>
    <dc:date>2025-11-25T16:29:19.296852300</dc:date>
    <meta:editing-duration>PT4M13S</meta:editing-duration>
    <meta:editing-cycles>1</meta:editing-cycles>
    <meta:document-statistic meta:table-count="0" meta:image-count="0" meta:object-count="0" meta:page-count="4" meta:paragraph-count="168" meta:word-count="376" meta:character-count="2753" meta:non-whitespace-character-count="2545"/>
    <meta:generator>LibreOffice/25.2.6.2$Windows_X86_64 LibreOffice_project/729c5bfe710f5eb71ed3bbde9e06a6065e9c6c5d</meta:generator>
  </office:meta>
</office:document-meta>
</file>